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580"/>
    </style:style>
    <style:style style:name="P2" style:family="paragraph" style:parent-style-name="Standard">
      <style:text-properties officeooo:rsid="00138580" officeooo:paragraph-rsid="00138580"/>
    </style:style>
    <style:style style:name="P3" style:family="paragraph" style:parent-style-name="Standard">
      <style:text-properties officeooo:rsid="00138580" officeooo:paragraph-rsid="0017e1d0"/>
    </style:style>
    <style:style style:name="P4" style:family="paragraph" style:parent-style-name="Standard">
      <style:text-properties officeooo:rsid="0014b1ef" officeooo:paragraph-rsid="0014b1ef"/>
    </style:style>
    <style:style style:name="P5" style:family="paragraph" style:parent-style-name="Standard">
      <style:text-properties officeooo:rsid="0014b1ef" officeooo:paragraph-rsid="001690d4"/>
    </style:style>
    <style:style style:name="P6" style:family="paragraph" style:parent-style-name="Standard">
      <style:text-properties officeooo:rsid="0014b1ef" officeooo:paragraph-rsid="0018d7f8"/>
    </style:style>
    <style:style style:name="P7" style:family="paragraph" style:parent-style-name="Standard">
      <style:text-properties officeooo:rsid="0014b1ef" officeooo:paragraph-rsid="001c72be"/>
    </style:style>
    <style:style style:name="P8" style:family="paragraph" style:parent-style-name="Standard">
      <style:text-properties officeooo:rsid="001690d4" officeooo:paragraph-rsid="001690d4"/>
    </style:style>
    <style:style style:name="P9" style:family="paragraph" style:parent-style-name="Standard">
      <style:text-properties officeooo:paragraph-rsid="001690d4"/>
    </style:style>
    <style:style style:name="P10" style:family="paragraph" style:parent-style-name="Standard">
      <style:text-properties fo:font-size="16pt" officeooo:rsid="00138580" officeooo:paragraph-rsid="00138580" style:font-size-asian="16pt" style:font-size-complex="16pt"/>
    </style:style>
    <style:style style:name="P11" style:family="paragraph" style:parent-style-name="Standard">
      <style:text-properties style:text-underline-style="solid" style:text-underline-width="auto" style:text-underline-color="font-color" officeooo:rsid="00138580" officeooo:paragraph-rsid="00138580"/>
    </style:style>
    <style:style style:name="P12" style:family="paragraph" style:parent-style-name="Standard">
      <style:paragraph-properties fo:background-color="transparent">
        <style:background-image/>
      </style:paragraph-properties>
      <style:text-properties officeooo:paragraph-rsid="0018d7f8"/>
    </style:style>
    <style:style style:name="P13" style:family="paragraph" style:parent-style-name="Preformatted_20_Text">
      <style:paragraph-properties fo:background-color="transparent">
        <style:background-image/>
      </style:paragraph-properties>
      <style:text-properties fo:color="#cc7832" style:font-name="Courier New" fo:font-size="12pt" officeooo:rsid="0018d7f8" fo:background-color="transparent" style:font-name-asian="NSimSun" style:font-size-asian="12pt" style:font-name-complex="Courier New1" style:font-size-complex="12pt"/>
    </style:style>
    <style:style style:name="P14" style:family="paragraph" style:parent-style-name="Preformatted_20_Text">
      <style:paragraph-properties fo:background-color="transparent">
        <style:background-image/>
      </style:paragraph-properties>
      <style:text-properties fo:color="#a9b7c6" style:font-name="Courier New" fo:font-size="12pt" style:font-size-asian="12pt" style:font-size-complex="12pt"/>
    </style:style>
    <style:style style:name="P15" style:family="paragraph" style:parent-style-name="Preformatted_20_Text">
      <style:text-properties fo:color="#a9b7c6" style:font-name="Courier New" fo:font-size="12pt" officeooo:rsid="00138580" officeooo:paragraph-rsid="00138580" style:font-size-asian="12pt" style:font-size-complex="12pt"/>
    </style:style>
    <style:style style:name="P16" style:family="paragraph" style:parent-style-name="Preformatted_20_Text">
      <style:text-properties fo:color="#a9b7c6" style:font-name="Courier New" fo:font-size="12pt" officeooo:rsid="0014b1ef" officeooo:paragraph-rsid="0018d7f8" style:font-size-asian="12pt" style:font-size-complex="12pt"/>
    </style:style>
    <style:style style:name="P17" style:family="paragraph" style:parent-style-name="Preformatted_20_Text">
      <style:text-properties fo:font-size="12pt" officeooo:rsid="00138580" officeooo:paragraph-rsid="0018d7f8" style:font-size-asian="12pt" style:font-size-complex="12pt"/>
    </style:style>
    <style:style style:name="P18" style:family="paragraph" style:parent-style-name="Preformatted_20_Text">
      <style:text-properties fo:font-size="12pt" officeooo:paragraph-rsid="00138580" style:font-size-asian="12pt" style:font-size-complex="12pt"/>
    </style:style>
    <style:style style:name="P19" style:family="paragraph" style:parent-style-name="Preformatted_20_Text">
      <style:text-properties fo:font-size="12pt" officeooo:rsid="001690d4" officeooo:paragraph-rsid="001690d4" style:font-size-asian="12pt" style:font-size-complex="12pt"/>
    </style:style>
    <style:style style:name="P20" style:family="paragraph" style:parent-style-name="Preformatted_20_Text">
      <style:text-properties fo:font-size="12pt" officeooo:paragraph-rsid="001690d4" style:font-size-asian="12pt" style:font-size-complex="12pt"/>
    </style:style>
    <style:style style:name="P21" style:family="paragraph" style:parent-style-name="Preformatted_20_Text">
      <style:text-properties fo:font-size="11.5pt" officeooo:rsid="0014b1ef" officeooo:paragraph-rsid="0014b1ef" style:font-size-asian="11.5pt" style:font-size-complex="11.5pt"/>
    </style:style>
    <style:style style:name="P22" style:family="paragraph" style:parent-style-name="Preformatted_20_Text">
      <style:paragraph-properties fo:margin-top="0cm" fo:margin-bottom="0.499cm" style:contextual-spacing="false" fo:background-color="transparent">
        <style:background-image/>
      </style:paragraph-properties>
      <style:text-properties fo:font-size="12pt" style:font-size-asian="12pt" style:font-size-complex="12pt"/>
    </style:style>
    <style:style style:name="P23" style:family="paragraph" style:parent-style-name="Standard">
      <style:text-properties officeooo:rsid="001a39ff" officeooo:paragraph-rsid="001a39ff"/>
    </style:style>
    <style:style style:name="P24" style:family="paragraph" style:parent-style-name="Standard">
      <style:text-properties officeooo:rsid="001b273e" officeooo:paragraph-rsid="001b273e"/>
    </style:style>
    <style:style style:name="P25" style:family="paragraph" style:parent-style-name="Standard">
      <style:text-properties officeooo:rsid="0017e1d0" officeooo:paragraph-rsid="0017e1d0"/>
    </style:style>
    <style:style style:name="P26" style:family="paragraph" style:parent-style-name="Standard">
      <style:text-properties officeooo:rsid="0018d7f8" officeooo:paragraph-rsid="00138580"/>
    </style:style>
    <style:style style:name="P27" style:family="paragraph" style:parent-style-name="Standard">
      <style:text-properties officeooo:rsid="0018d7f8" officeooo:paragraph-rsid="0018d7f8"/>
    </style:style>
    <style:style style:name="P28" style:family="paragraph" style:parent-style-name="Standard">
      <style:text-properties style:text-underline-style="solid" style:text-underline-width="auto" style:text-underline-color="font-color" officeooo:rsid="0018d7f8" officeooo:paragraph-rsid="0018d7f8"/>
    </style:style>
    <style:style style:name="P29" style:family="paragraph" style:parent-style-name="Standard">
      <style:text-properties fo:font-weight="normal" officeooo:rsid="001c72be" style:font-weight-asian="normal" style:font-weight-complex="normal"/>
    </style:style>
    <style:style style:name="P30" style:family="paragraph" style:parent-style-name="Standard">
      <style:text-properties officeooo:rsid="001c72be" officeooo:paragraph-rsid="001c72be" fo:background-color="transparent" style:font-name-asian="NSimSun" style:font-name-complex="Courier New1"/>
    </style:style>
    <style:style style:name="P31" style:family="paragraph" style:parent-style-name="Standard">
      <style:text-properties officeooo:rsid="0014b1ef" officeooo:paragraph-rsid="001c72be"/>
    </style:style>
    <style:style style:name="P32" style:family="paragraph" style:parent-style-name="Standard">
      <style:text-properties officeooo:rsid="0014b1ef" officeooo:paragraph-rsid="001cea62"/>
    </style:style>
    <style:style style:name="P33" style:family="paragraph" style:parent-style-name="Standard">
      <style:text-properties officeooo:rsid="0014b1ef" officeooo:paragraph-rsid="001e3357"/>
    </style:style>
    <style:style style:name="P34" style:family="paragraph" style:parent-style-name="Standard">
      <style:text-properties officeooo:rsid="0014b1ef" officeooo:paragraph-rsid="001f84c6"/>
    </style:style>
    <style:style style:name="P35" style:family="paragraph" style:parent-style-name="Standard">
      <style:text-properties officeooo:rsid="0014b1ef" officeooo:paragraph-rsid="0020a348"/>
    </style:style>
    <style:style style:name="P36" style:family="paragraph" style:parent-style-name="Standard">
      <style:paragraph-properties fo:background-color="transparent">
        <style:background-image/>
      </style:paragraph-properties>
      <style:text-properties officeooo:rsid="00138580" officeooo:paragraph-rsid="0018d7f8"/>
    </style:style>
    <style:style style:name="T1" style:family="text">
      <style:text-properties officeooo:rsid="00138580"/>
    </style:style>
    <style:style style:name="T2" style:family="text">
      <style:text-properties officeooo:rsid="0014b1ef"/>
    </style:style>
    <style:style style:name="T3" style:family="text">
      <style:text-properties officeooo:rsid="001690d4"/>
    </style:style>
    <style:style style:name="T4" style:family="text">
      <style:text-properties officeooo:rsid="0018d7f8"/>
    </style:style>
    <style:style style:name="T5" style:family="text">
      <style:text-properties fo:font-weight="bold"/>
    </style:style>
    <style:style style:name="T6" style:family="text">
      <style:text-properties fo:color="#cc7832"/>
    </style:style>
    <style:style style:name="T7" style:family="text">
      <style:text-properties fo:color="#cc7832" fo:font-weight="bold"/>
    </style:style>
    <style:style style:name="T8" style:family="text">
      <style:text-properties fo:color="#cc7832" fo:font-weight="bold" officeooo:rsid="0018d7f8"/>
    </style:style>
    <style:style style:name="T9" style:family="text">
      <style:text-properties fo:color="#cc7832" fo:font-weight="bold" officeooo:rsid="0018d7f8" fo:background-color="transparent" style:font-name-asian="NSimSun" style:font-name-complex="Courier New1"/>
    </style:style>
    <style:style style:name="T10" style:family="text">
      <style:text-properties fo:color="#cc7832" style:font-name="Courier New"/>
    </style:style>
    <style:style style:name="T11" style:family="text">
      <style:text-properties fo:color="#cc7832" style:font-name="Courier New" fo:font-weight="bold"/>
    </style:style>
    <style:style style:name="T12" style:family="text">
      <style:text-properties fo:color="#cc7832" style:font-name="Courier New" fo:font-weight="bold" officeooo:rsid="0018d7f8" fo:background-color="transparent" style:font-name-asian="NSimSun" style:font-name-complex="Courier New1"/>
    </style:style>
    <style:style style:name="T13" style:family="text">
      <style:text-properties fo:color="#cc7832" style:font-name="Courier New" fo:font-weight="bold" officeooo:rsid="001690d4"/>
    </style:style>
    <style:style style:name="T14" style:family="text">
      <style:text-properties fo:color="#cc7832" style:font-name="Courier New" fo:font-size="12pt" fo:font-weight="bold" style:font-size-asian="12pt" style:font-size-complex="12pt"/>
    </style:style>
    <style:style style:name="T15" style:family="text">
      <style:text-properties fo:color="#6897bb"/>
    </style:style>
    <style:style style:name="T16" style:family="text">
      <style:text-properties fo:color="#6897bb" style:font-name="Courier New" officeooo:rsid="0018d7f8"/>
    </style:style>
    <style:style style:name="T17" style:family="text">
      <style:text-properties fo:color="#6897bb" style:font-name="Courier New" officeooo:rsid="0018d7f8" fo:background-color="transparent"/>
    </style:style>
    <style:style style:name="T18" style:family="text">
      <style:text-properties fo:color="#6897bb" style:font-name="Courier New" officeooo:rsid="0018d7f8" fo:background-color="transparent" style:font-name-asian="NSimSun" style:font-name-complex="Courier New1"/>
    </style:style>
    <style:style style:name="T19" style:family="text">
      <style:text-properties fo:color="#6897bb" style:font-name="Courier New" officeooo:rsid="0018d7f8" style:font-name-asian="NSimSun" style:font-name-complex="Courier New1"/>
    </style:style>
    <style:style style:name="T20" style:family="text">
      <style:text-properties fo:color="#6897bb" style:font-name="Courier New" fo:font-size="12pt" officeooo:rsid="0018d7f8" fo:background-color="transparent" style:font-name-asian="NSimSun" style:font-size-asian="12pt" style:font-name-complex="Courier New1" style:font-size-complex="12pt"/>
    </style:style>
    <style:style style:name="T21" style:family="text">
      <style:text-properties fo:color="#6897bb" style:font-name="Courier New" fo:font-size="12pt" officeooo:rsid="0018d7f8" style:font-name-asian="NSimSun" style:font-size-asian="12pt" style:font-name-complex="Courier New1" style:font-size-complex="12pt"/>
    </style:style>
    <style:style style:name="T22" style:family="text">
      <style:text-properties fo:color="#6897bb" style:font-name="Courier New" fo:font-size="12pt" fo:font-weight="bold" officeooo:rsid="0018d7f8" fo:background-color="transparent" style:font-name-asian="NSimSun" style:font-size-asian="12pt" style:font-name-complex="Courier New1" style:font-size-complex="12pt"/>
    </style:style>
    <style:style style:name="T23" style:family="text">
      <style:text-properties fo:color="#6897bb" style:font-name="Courier New" fo:font-weight="bold" officeooo:rsid="0018d7f8" fo:background-color="transparent" style:font-name-asian="NSimSun" style:font-name-complex="Courier New1"/>
    </style:style>
    <style:style style:name="T24" style:family="text">
      <style:text-properties fo:color="#6897bb" style:font-name="Courier New" fo:font-weight="normal" officeooo:rsid="0018d7f8" fo:background-color="transparent" style:font-name-asian="NSimSun" style:font-weight-asian="normal" style:font-name-complex="Courier New1" style:font-weight-complex="normal"/>
    </style:style>
    <style:style style:name="T25" style:family="text">
      <style:text-properties fo:color="#6897bb" officeooo:rsid="0018d7f8" fo:background-color="transparent"/>
    </style:style>
    <style:style style:name="T26" style:family="text">
      <style:text-properties fo:color="#6897bb" officeooo:rsid="0018d7f8" fo:background-color="transparent" style:font-name-asian="NSimSun" style:font-name-complex="Courier New1"/>
    </style:style>
    <style:style style:name="T27" style:family="text">
      <style:text-properties fo:color="#a9b7c6" style:font-name="Courier New"/>
    </style:style>
    <style:style style:name="T28" style:family="text">
      <style:text-properties fo:color="#a9b7c6" style:font-name="Courier New" officeooo:rsid="00138580"/>
    </style:style>
    <style:style style:name="T29" style:family="text">
      <style:text-properties fo:background-color="transparent" style:font-name-asian="NSimSun" style:font-name-complex="Courier New1"/>
    </style:style>
    <style:style style:name="T30" style:family="text">
      <style:text-properties officeooo:rsid="001c72be" fo:background-color="transparent" style:font-name-asian="NSimSun" style:font-name-complex="Courier New1"/>
    </style:style>
    <style:style style:name="T31" style:family="text">
      <style:text-properties officeooo:rsid="0018d7f8" fo:background-color="transparent" style:font-name-asian="NSimSun" style:font-name-complex="Courier New1"/>
    </style:style>
    <style:style style:name="T32" style:family="text">
      <style:text-properties officeooo:rsid="001cea62" fo:background-color="transparent" style:font-name-asian="NSimSun" style:font-name-complex="Courier New1"/>
    </style:style>
    <style:style style:name="T33" style:family="text">
      <style:text-properties officeooo:rsid="001e3357" fo:background-color="transparent" style:font-name-asian="NSimSun" style:font-name-complex="Courier New1"/>
    </style:style>
    <style:style style:name="T34" style:family="text">
      <style:text-properties officeooo:rsid="001f84c6" fo:background-color="transparent" style:font-name-asian="NSimSun" style:font-name-complex="Courier New1"/>
    </style:style>
    <style:style style:name="T35" style:family="text">
      <style:text-properties officeooo:rsid="0020a348" fo:background-color="transparent" style:font-name-asian="NSimSun" style:font-name-complex="Courier New1"/>
    </style:style>
    <style:style style:name="T36" style:family="text">
      <style:text-properties fo:color="#000000" style:font-name="Times New Roman"/>
    </style:style>
    <style:style style:name="T37" style:family="text">
      <style:text-properties fo:color="#000000" style:font-name="Times New Roman" officeooo:rsid="00138580"/>
    </style:style>
    <style:style style:name="T38" style:family="text">
      <style:text-properties fo:color="#000000" style:font-name="Times New Roman" fo:font-size="12pt" fo:font-weight="normal" style:font-name-asian="NSimSun" style:font-size-asian="12pt" style:font-weight-asian="normal" style:font-name-complex="Courier New1" style:font-size-complex="12pt" style:font-weight-complex="normal"/>
    </style:style>
    <style:style style:name="T39" style:family="text">
      <style:text-properties fo:color="#000000" style:font-name="Times New Roman" fo:font-size="12pt" officeooo:rsid="00138580" style:font-name-asian="NSimSun" style:font-size-asian="12pt" style:font-name-complex="Courier New1" style:font-size-complex="12pt"/>
    </style:style>
    <style:style style:name="T40" style:family="text">
      <style:text-properties officeooo:rsid="001c72be"/>
    </style:style>
    <style:style style:name="T41" style:family="text">
      <style:text-properties style:text-underline-style="solid" style:text-underline-width="auto" style:text-underline-color="font-color" officeooo:rsid="001cea62" fo:background-color="transparent" style:font-name-asian="NSimSun"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lasse boolContainer :</text:p>
      <text:p text:style-name="P2"/>
      <text:p text:style-name="P23">La classe BoolContainer gère une collection dynamique de booléens. Cette collection a une taille spécifiée à sa création, cependant elle peut être modifiée à la demande ou optimisée automatiquement.</text:p>
      <text:p text:style-name="P23">La classe est dotée de méthodes d'affichage, d'ajout et de suppression d'items, de réunion d'une autre collection de bolléens et de modification de capacité.</text:p>
      <text:p text:style-name="P23"/>
      <text:p text:style-name="P24">En interne, les booléens sont stockés dans un tableau statique de booléens. Celui-ci présenta l'avantage de prendre peu de place en mémoire et de permettre un accès rapide aux éléments. Cependant, cela impose de recréer un tableau et de copier recopier tous les éléments du tableau un à un à chaque fois que sa taille est modifiée.</text:p>
      <text:p text:style-name="P23"/>
      <text:p text:style-name="P23">Les attributs et méthodes de la classe sont spécifiés ci-après.</text:p>
      <text:p text:style-name="P2"/>
      <text:p text:style-name="P11"/>
      <text:p text:style-name="P11">Attributs:</text:p>
      <text:p text:style-name="P15"><text:span text:style-name="T7">unsigned int </text:span><text:span text:style-name="T26">tailleUtilisee</text:span><text:span text:style-name="T6">;</text:span></text:p>
      <text:p text:style-name="P14"><text:span text:style-name="T7">unsigned int </text:span><text:span text:style-name="T25">tailleDispo</text:span><text:span text:style-name="T6">;</text:span></text:p>
      <text:p text:style-name="P22"><text:span text:style-name="T11">bool </text:span><text:span text:style-name="T18">*tab </text:span><text:span text:style-name="T10">;</text:span></text:p>
      <text:p text:style-name="P11"/>
      <text:p text:style-name="P11">Méthodes publiques :</text:p>
      <text:p text:style-name="P2"/>
      <text:p text:style-name="P36">Constructeur par défaut : </text:p>
      <text:p text:style-name="P12"><text:span text:style-name="T17">BoolContainer</text:span><text:span text:style-name="T16">(</text:span><text:span text:style-name="T11">unsigned int </text:span><text:span text:style-name="T16">nouvelleTaille</text:span><text:span text:style-name="T27"> </text:span><text:span text:style-name="T16">=</text:span><text:span text:style-name="T27"> </text:span><text:span text:style-name="T16">DEFAULT_LENGTH)</text:span><text:span text:style-name="T28"> </text:span><text:span text:style-name="T37">:</text:span></text:p>
      <text:p text:style-name="P3">tailleDispo ← nouvelleTaille</text:p>
      <text:p text:style-name="P2">tailleUtilisee ← 0</text:p>
      <text:p text:style-name="P2">tab ← nouveau tableau de booléens de longueur tailleDispo</text:p>
      <text:p text:style-name="P2"/>
      <text:p text:style-name="P2">Constructeur <text:span text:style-name="T4">avec tableau d'initialisation</text:span> :</text:p>
      <text:p text:style-name="P17"><text:span text:style-name="T17">BoolContainer</text:span><text:span text:style-name="T16">(</text:span><text:span text:style-name="T11">bool </text:span><text:span text:style-name="T19">nouveauTab[]</text:span><text:span text:style-name="T10">,</text:span><text:span text:style-name="T11">unsigned int </text:span><text:span text:style-name="T19">nouvelleTaille) </text:span><text:span text:style-name="T36">:</text:span></text:p>
      <text:p text:style-name="P2">tailleUtilisee ← <text:span text:style-name="T4">nouvelleTaille</text:span></text:p>
      <text:p text:style-name="P2">tailleDispo ← <text:span text:style-name="T4">nouvelleTaille</text:span></text:p>
      <text:p text:style-name="P2">tab ← affectation une à une des valeurs de newTab</text:p>
      <text:p text:style-name="P2"/>
      <text:p text:style-name="P8">Destructeur() : <text:span text:style-name="T20">BoolContainer</text:span><text:span text:style-name="T21">::~BoolContainer ( ) </text:span><text:span text:style-name="T39">:</text:span></text:p>
      <text:p text:style-name="P8">d<text:span text:style-name="T4">é</text:span>truit le tableau</text:p>
      <text:p text:style-name="P2"/>
      <text:p text:style-name="P2">Afficher : <text:span text:style-name="T14">int</text:span><text:span text:style-name="T11"> </text:span><text:span text:style-name="T20">BoolContainer::Afficher() </text:span><text:span text:style-name="T14">const </text:span><text:span text:style-name="T38">:</text:span></text:p>
      <text:p text:style-name="P2">Affichage de tailleUtilisee et tailleDispo</text:p>
      <text:p text:style-name="P2">Affichage standard de tous les éléments un à un</text:p>
      <text:p text:style-name="P2"/>
      <text:p text:style-name="P2">Ajouter(booléen b) : <text:span text:style-name="T14">int</text:span><text:span text:style-name="T22"> </text:span><text:span text:style-name="T20">BoolContainer::Ajouter(</text:span><text:span text:style-name="T14">bool</text:span><text:span text:style-name="T22"> b)</text:span></text:p>
      <text:p text:style-name="P1"><text:span text:style-name="T1">Si tailleDispo = tailleUtilisee alors </text:span><text:span text:style-name="T2">appel de </text:span><text:span text:style-name="T3">Ajuster</text:span><text:span text:style-name="T2">(tailleUtilisee+1)</text:span></text:p>
      <text:p text:style-name="P4">Ajout du booléen en fin de tableau</text:p>
      <text:p text:style-name="P25">Incrémentation de tailleUtilisee</text:p>
      <text:p text:style-name="P2"/>
      <text:p text:style-name="P4">Retirer(entier debut, entier longueur = 1 par défaut) : </text:p>
      <text:p text:style-name="P21"><text:span text:style-name="T11">int</text:span><text:span text:style-name="T23"> </text:span><text:span text:style-name="T18">BoolContainer::Retirer(</text:span><text:span text:style-name="T11">unsigned int</text:span><text:span text:style-name="T23"> </text:span><text:span text:style-name="T18">debut</text:span><text:span text:style-name="T10">,</text:span><text:span text:style-name="T11">unsigned int </text:span><text:span text:style-name="T18">longueur)</text:span></text:p>
      <text:p text:style-name="P4">Création d'un nouveau tableau de taille tailleUtilisee – longueur</text:p>
      <text:p text:style-name="P4">Copie de tous les éléments de tab vers ce tableau sauf ceux qui sont supprimés (de début à début + <text:soft-page-break/>longueur)</text:p>
      <text:p text:style-name="P4">Mise à jour du pointeur</text:p>
      <text:p text:style-name="P4"/>
      <text:p text:style-name="P8">Ajuster(entier nouvelleTaille) :</text:p>
      <text:p text:style-name="P19"><text:span text:style-name="T11">int</text:span><text:span text:style-name="T23"> </text:span><text:span text:style-name="T24">BoolContainer::Ajuster(</text:span><text:span text:style-name="T11">unsigned int</text:span><text:span text:style-name="T23"> </text:span><text:span text:style-name="T18">nouvelletaille)</text:span></text:p>
      <text:p text:style-name="P5">Crée un nouveau tableau de taille nouvelleTaille et le remplit avec les éléments de l'ancien tableau avec mise à jour de l'adresse du pointeur tab</text:p>
      <text:p text:style-name="P5">Met a jour les attributs TailleDispo et TailleUtilisee</text:p>
      <text:p text:style-name="P5"/>
      <text:p text:style-name="P9"><text:span text:style-name="T3">Réunir(</text:span><text:span text:style-name="T1">boolContainer </text:span><text:span text:style-name="T3">c2) :</text:span></text:p>
      <text:p text:style-name="P20"><text:span text:style-name="T13">int</text:span><text:span text:style-name="T23"> BoolContainer::Reunir(</text:span><text:span text:style-name="T13">const</text:span><text:span text:style-name="T23"> </text:span><text:span text:style-name="T18">BoolContainer &amp; boolContainerBis)</text:span></text:p>
      <text:p text:style-name="P8">Ajuster(tailleUtilisee+c2.tailleUtilisee)</text:p>
      <text:p text:style-name="P8">Ajouter un à un les éléments de c2</text:p>
      <text:p text:style-name="P26"/>
      <text:p text:style-name="P27"/>
      <text:p text:style-name="P28">Codes d'erreur :</text:p>
      <text:p text:style-name="P6"><text:span text:style-name="T4">Nous avons choisi de faire renvoyer un code entier par nos fonctions de façon à détecter plus facilement certaines erreurs </text:span><text:span text:style-name="T40">d’exécution</text:span><text:span text:style-name="T4"> via des codes :</text:span></text:p>
      <text:p text:style-name="P27"/>
      <text:p text:style-name="P16"><text:span text:style-name="T8">const int </text:span><text:span text:style-name="T26">ERROR_NON_INTUITIVE_ADJUSTMENT = 100</text:span><text:span text:style-name="T9">;</text:span></text:p>
      <text:p text:style-name="Standard"><text:span text:style-name="T29">Ce code d'erreur est renvoyé par la méthode Ajuster si </text:span><text:span text:style-name="T30">la nouvelle taille demandée est inférieure à la taille actuellement utilisée par la collection.</text:span></text:p>
      <text:p text:style-name="P13"><text:span text:style-name="T5">const int </text:span><text:span text:style-name="T15">ERROR_RESIZE_FAILED = 101</text:span><text:span text:style-name="T5">;</text:span></text:p>
      <text:p text:style-name="P29">Échec de redimensionnement du tableau.</text:p>
      <text:p text:style-name="P18"><text:span text:style-name="T7">const int </text:span><text:span text:style-name="T17">ERROR_OUT_OF_BOUNDARY = 102</text:span><text:span text:style-name="T12">;</text:span></text:p>
      <text:p text:style-name="P7"><text:span text:style-name="T31">Ce code d'erreur est renvoyé par la méthode </text:span><text:span text:style-name="T30">Retirer si un ou des éléments dont on demande le retrait ne se trouvent pas dans la collection, c'est à dire au delà de tailleUtilisee.</text:span></text:p>
      <text:p text:style-name="P7"><text:span text:style-name="T30"/></text:p>
      <text:p text:style-name="P30"/>
      <text:p text:style-name="P32"><text:span text:style-name="T41">Tests :</text:span><text:span text:style-name="T32"> </text:span></text:p>
      <text:p text:style-name="P32"><text:span text:style-name="T32"/></text:p>
      <text:p text:style-name="P33"><text:span text:style-name="T33">Test du constructeur avec tableau de booléens en paramètre :</text:span></text:p>
      <text:p text:style-name="P33"><text:span text:style-name="T33">Test visuel</text:span></text:p>
      <text:p text:style-name="P33"><text:span text:style-name="T33">La fonction affiche le contenu d'un tableau qu'elle génère, crée un BoolContainer avec cce tableau en paramètre puis appelle la méthode Afficher. L'utilisateur n'a qu'à comparer le résultat de Afficher à ce qui était attendu.</text:span></text:p>
      <text:p text:style-name="P33"><text:span text:style-name="T33"/></text:p>
      <text:p text:style-name="P33"><text:span text:style-name="T33">Test de la méthode Ajouter :</text:span></text:p>
      <text:p text:style-name="P33"><text:span text:style-name="T33">Test visuel</text:span></text:p>
      <text:p text:style-name="P34"><text:span text:style-name="T33">La fonction </text:span><text:span text:style-name="T34">crée un BoolContainer vide, puis utilise la méthode Ajouter pour y insérer des éléments. La méthode Afficher est appelée. </text:span><text:span text:style-name="T33">L'utilisateur n'a qu'à comparer le résultat de Afficher à ce qui était attendu.</text:span></text:p>
      <text:p text:style-name="P33"><text:span text:style-name="T33"/></text:p>
      <text:p text:style-name="P33"><text:span text:style-name="T33">Test de la méthode Retirer :</text:span></text:p>
      <text:p text:style-name="P34"><text:span text:style-name="T34">Test visuel</text:span></text:p>
      <text:p text:style-name="P34"><text:span text:style-name="T34">La fonction crée un BoolContainer et le remplit. Elle supprime ensuite un élément puis un groupe d'éléments et permet à chaque fois à l'utilisateur de vérifier que les bons éléments ont été retirés. Enfin elle essaie de retirer des éléments qui n'existent pas et vérifie que la méthode renvoie le code d'erreur correspondant.</text:span></text:p>
      <text:p text:style-name="P33"><text:span text:style-name="T33"/></text:p>
      <text:p text:style-name="P33"><text:span text:style-name="T33"/></text:p>
      <text:p text:style-name="P33"><text:span text:style-name="T33"/></text:p>
      <text:p text:style-name="P33"><text:soft-page-break/><text:span text:style-name="T33">Test de la méthode Réunir :</text:span></text:p>
      <text:p text:style-name="P35"><text:span text:style-name="T35">Test visuel</text:span></text:p>
      <text:p text:style-name="P35"><text:span text:style-name="T35">La fonction crée deux BoolContainer. Elle les affiche. Puis elle appelle la méthode réunir sur le premier tableau avec le second comme argument. Enfin elle affiche le résultat et l'utilisateur vérifie la correspondance.</text:span></text:p>
      <text:p text:style-name="P35"><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rn Haumont</meta:initial-creator>
    <meta:creation-date>2015-10-05T15:04:57.99</meta:creation-date>
    <dc:date>2015-10-12T16:54:04.60</dc:date>
    <dc:creator>Edern Haumont</dc:creator>
    <meta:editing-duration>PT20M11S</meta:editing-duration>
    <meta:editing-cycles>5</meta:editing-cycles>
    <meta:generator>LibreOffice/4.0.5.2$Windows_x86 LibreOffice_project/5464147a081647a250913f19c0715bca595af2f</meta:generator>
    <meta:document-statistic meta:table-count="0" meta:image-count="0" meta:object-count="0" meta:page-count="3" meta:paragraph-count="63" meta:word-count="644" meta:character-count="4272" meta:non-whitespace-character-count="3687"/>
  </office:meta>
</office:document-meta>
</file>